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shapes>
          <draw:frame draw:z-index="0" draw:style-name="gr1" draw:text-style-name="P1" svg:width="377.42mm" svg:height="212.29mm" svg:x="0mm" svg:y="36.06mm">
            <loext:p draw:notify-on-update-of-ranges="q2.A1:q2.A1 q2.A2:q2.A201 q2.B1:q2.B1 q2.B2:q2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q3" table:style-name="ta1">
        <table:shapes>
          <draw:frame draw:z-index="0" draw:style-name="gr1" draw:text-style-name="P1" svg:width="251.31mm" svg:height="159.64mm" svg:x="70.49mm" svg:y="1.06mm">
            <loext:p draw:notify-on-update-of-ranges="q3.A1:q3.A1 q3.A2:q3.A201 q3.B1:q3.B1 q3.B2:q3.B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8" calcext:value-type="float">
            <text:p>228</text:p>
          </table:table-cell>
        </table:table-row>
      </table:table>
      <table:table table:name="q4" table:style-name="ta1">
        <table:shapes>
          <draw:frame draw:z-index="0" draw:style-name="gr1" draw:text-style-name="P1" svg:width="401.26mm" svg:height="257.91mm" svg:x="70.49mm" svg:y="1.06mm">
            <loext:p draw:notify-on-update-of-ranges="q4.A1:q4.A1 q4.A2:q4.A201 q4.B1:q4.B1 q4.B2:q4.B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2:37:59.616931368</meta:creation-date>
    <dc:date>2017-03-09T02:44:22.495330977</dc:date>
    <meta:editing-duration>PT6M20S</meta:editing-duration>
    <meta:editing-cycles>4</meta:editing-cycles>
    <meta:generator>LibreOffice/5.3.0.3$Linux_X86_64 LibreOffice_project/30m0$Build-3</meta:generator>
    <meta:document-statistic meta:table-count="3" meta:cell-count="1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21.23cm" xlink:href=".." xlink:type="simple" chart:class="chart:scatter" chart:style-name="ch1">
        <chart:legend chart:legend-position="end" svg:x="34.183cm" svg:y="10.316cm" style:legend-expansion="high" chart:style-name="ch2"/>
        <chart:plot-area chart:style-name="ch3" table:cell-range-address="q2.A1:q2.B201" chart:data-source-has-labels="row" svg:x="1.739cm" svg:y="0.424cm" svg:width="31.69cm" svg:height="19.427cm">
          <chartooo:coordinate-region svg:x="2.625cm" svg:y="0.623cm" svg:width="30.485cm" svg:height="18.581cm"/>
          <chart:axis chart:dimension="x" chart:name="primary-x" chart:style-name="ch4">
            <chart:title svg:x="14.974cm" svg:y="20.275cm" chart:style-name="ch5">
              <text:p>Node 2 position along the Y axis</text:p>
            </chart:title>
          </chart:axis>
          <chart:axis chart:dimension="y" chart:name="primary-y" chart:style-name="ch4">
            <chart:title svg:x="0.451cm" svg:y="12.44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2.B2:q2.B201" chart:label-cell-address="q2.B1:q2.B1" chart:class="chart:scatter">
            <chart:domain table:cell-range-address="q2.A2:q2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2.B1:q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2.A2:q2.A201</svg:desc>
                </draw:g>
              </table:table-cell>
              <table:table-cell office:value-type="float" office:value="78">
                <text:p>78</text:p>
                <draw:g>
                  <svg:desc>q2.B2:q2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32cm" svg:height="15.965cm" xlink:href=".." xlink:type="simple" chart:class="chart:scatter" chart:style-name="ch1">
        <chart:plot-area chart:style-name="ch2" table:cell-range-address="q3.A1:q3.B201" chart:data-source-has-labels="row" svg:x="1.487cm" svg:y="0.319cm" svg:width="23.143cm" svg:height="14.372cm">
          <chartooo:coordinate-region svg:x="2.373cm" svg:y="0.519cm" svg:width="21.938cm" svg:height="13.525cm"/>
          <chart:axis chart:dimension="x" chart:name="primary-x" chart:style-name="ch3">
            <chart:title svg:x="10.448cm" svg:y="15.01cm" chart:style-name="ch4">
              <text:p>Node 2 position along the Y axis</text:p>
            </chart:title>
          </chart:axis>
          <chart:axis chart:dimension="y" chart:name="primary-y" chart:style-name="ch3">
            <chart:title svg:x="0.451cm" svg:y="9.811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3.B2:q3.B201" chart:label-cell-address="q3.B1:q3.B1" chart:class="chart:scatter">
            <chart:domain table:cell-range-address="q3.A2:q3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3.B1:q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3.A2:q3.A201</svg:desc>
                </draw:g>
              </table:table-cell>
              <table:table-cell office:value-type="float" office:value="206">
                <text:p>206</text:p>
                <draw:g>
                  <svg:desc>q3.B2:q3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27cm" svg:height="25.792cm" xlink:href=".." xlink:type="simple" chart:class="chart:scatter" chart:style-name="ch1">
        <chart:plot-area chart:style-name="ch2" table:cell-range-address="q4.A1:q4.B201" chart:data-source-has-labels="row" svg:x="1.787cm" svg:y="0.515cm" svg:width="37.538cm" svg:height="23.807cm">
          <chartooo:coordinate-region svg:x="2.673cm" svg:y="0.714cm" svg:width="36.333cm" svg:height="22.961cm"/>
          <chart:axis chart:dimension="x" chart:name="primary-x" chart:style-name="ch3">
            <chart:title svg:x="17.879cm" svg:y="24.837cm" chart:style-name="ch4">
              <text:p>Node2's position along the Y axis</text:p>
            </chart:title>
          </chart:axis>
          <chart:axis chart:dimension="y" chart:name="primary-y" chart:style-name="ch3">
            <chart:title svg:x="0.451cm" svg:y="14.724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4.B2:q4.B201" chart:label-cell-address="q4.B1:q4.B1" chart:class="chart:scatter">
            <chart:domain table:cell-range-address="q4.A2:q4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4.B1:q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4.A2:q4.A201</svg:desc>
                </draw:g>
              </table:table-cell>
              <table:table-cell office:value-type="float" office:value="16">
                <text:p>16</text:p>
                <draw:g>
                  <svg:desc>q4.B2:q4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